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 <text:s text:c="8"/>Money Comes First Philosophy </text:p>
      <text:p text:style-name="Standard"/>
      <text:p text:style-name="Standard">A trait of a Money comes first Member is knowledge it is one of the core golden values that all members must have in the organization. In order to increase knowledge members must learn about power,Control, success. In order to get this knowledge You must “<text:span text:style-name="T2">steal</text:span>” it to improve and learn. <text:s/>This means to copy ideas and take in information from others and gain knowledge and make it yours . This is not immoral this is the truth everything we do is based on copying and learning from others and it is how the world moves forward and how some fall behind because they don't”<text:span text:style-name="T2">steal” enough. </text:span><text:span text:style-name="T3">Ideas</text:span> are all stolen and all information is stolen in this world It is the only thing that cant be removed <text:s/>from us because it is part of who we are. Knowledge makes us who we are what we do it is part of our soul until we die. Knowledge is power and power is something all seek some way or another. The most successful people and ideas were all stolen and copied from others. Knowledge is a weapon it is the ultimate weapon it is unseen,uncontrollable and it is the tool of power as well as control to the righteous user. People follow knowledge and want it. Many successful famous <text:s/>people,politicians corporations use the weapon of knowledge to control people. It doesn't matter if they actually are a knowledgeable person on what they speak or <text:s/>do but as long as they can give a sense of having knowledge and a belief of it <text:s/>people will follow them. In this society Everything people do has knowledge in it from the entertainment industry to the technology industry these things are monetized as they have value in our society. People are addicted to knowledge it is a powerful “drug” people want the fastest computer, why? To get information faster, People want faster more reliable cars and why? To move places and gain more information and <text:s/>knowledge. These things are not the sole reason for these things but the point is people want to learn and will spend money and time for it as without it they fall behind in the world as the world changes fast everyday they fall down the “hierarchy”.In the 21<text:span text:style-name="T1">st</text:span> century information is easily available and knowledge can be gained faster than ever before. But many people appear to be dumber most of society Isn't at the place you would expect if gave everyone a magical tool that can let you learn about just about anything (mobile phone).The main reason for this is because most people take information endlessly (social media ,youtube) they learn a lot but it is not put and used strategically it is a wasted resource and <text:s/>information and knowledge is a vital resource of the “soldier” .In the modern times one must learn and unlearn information as in the modern world that changes faster than ever and information that is extremely useful and important at one moment but then useless in the next. One must learn <text:s/>to discard ,ignore information and knowledge that is no longer useful that is “thrown at them” by the “enemy” or “entity” that distracts them and benefits them. Like by corporations that gain money from this by showing a product, a movie, a book and claim or give an illusion of <text:s/>knowledge and information to be gained and a “change in the consumer” after getting the product or thing in a physical,mental,spiritual sense. A Money comes first member must ask to himself “what will I get from this?How will I change after getting this knowledge?does this have long term value or short them?</text:p>
      <text:p text:style-name="Standard"/>
      <text:p text:style-name="P1"><text:bookmark text:name="1bfb"/>“If you steal money, it will last until you spend it all.</text:p>
      <text:p text:style-name="P1"><text:bookmark text:name="c0be"/>If you steal things, you will possess them until they are used up.</text:p>
      <text:p text:style-name="P1"><text:bookmark text:name="89b0"/>If you steal fame, one day it will fade.</text:p>
      <text:p text:style-name="P1"><text:bookmark text:name="4616"/>If you steal power, very soon someone else will steal it from you.</text:p>
      <text:p text:style-name="P1"><text:bookmark text:name="9a40"/>The only thing you can steal and keep forever is the thing that won’t ever be expropriated, lost or used. This thing is knowledge.</text:p>
      <text:p text:style-name="P1"><text:bookmark text:name="bdb0"/>Expertise, ideas, methods, approaches, skills, secrets, tricks, practices, strategies, tactics— all kinds of knowledge that you can acquire and use to your own benefit.”</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per corp</meta:initial-creator>
    <meta:creation-date>2020-10-12T21:38:21.49</meta:creation-date>
    <meta:document-statistic meta:table-count="0" meta:image-count="0" meta:object-count="0" meta:page-count="2" meta:paragraph-count="8" meta:word-count="710" meta:character-count="4008"/>
    <dc:date>2020-10-12T23:02:30.85</dc:date>
    <dc:creator>viper corp</dc:creator>
    <meta:editing-duration>PT7M47S</meta:editing-duration>
    <meta:editing-cycles>1</meta:editing-cycles>
    <meta:generator>OpenOffice/4.1.7$Win32 OpenOffice.org_project/417m1$Build-9800</meta:generator>
  </office:meta>
</office:document-meta>
</file>